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  <style:font-face style:name="monospace" svg:font-family="monospace"/>
  </office:font-face-decls>
  <office:automatic-styles>
    <style:style style:name="P1" style:family="paragraph" style:parent-style-name="Heading_20_2">
      <style:paragraph-properties fo:margin-left="0cm" fo:margin-right="0cm" fo:margin-top="1.191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normal" officeooo:paragraph-rsid="001aa731" fo:background-color="transparent"/>
    </style:style>
    <style:style style:name="P2" style:family="paragraph" style:parent-style-name="Heading_20_2">
      <style:text-properties officeooo:paragraph-rsid="001aa731"/>
    </style:style>
    <style:style style:name="P3" style:family="paragraph" style:parent-style-name="Heading_20_3">
      <style:paragraph-properties fo:margin-left="0cm" fo:margin-right="0cm" fo:margin-top="1.191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normal" officeooo:paragraph-rsid="001aa731" fo:background-color="transparent"/>
    </style:style>
    <style:style style:name="P4" style:family="paragraph" style:parent-style-name="Heading_20_3">
      <style:text-properties officeooo:paragraph-rsid="001aa731"/>
    </style:style>
    <style:style style:name="P5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aa731" fo:background-color="transparent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aa731"/>
    </style:style>
    <style:style style:name="P7" style:family="paragraph" style:parent-style-name="Standard">
      <style:text-properties officeooo:paragraph-rsid="001aa731"/>
    </style:style>
    <style:style style:name="P8" style:family="paragraph" style:parent-style-name="Text_20_body">
      <style:text-properties fo:color="#000000" loext:opacity="100%" officeooo:paragraph-rsid="001aa731" fo:background-color="transparent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aa731" fo:background-color="transparent"/>
    </style:style>
    <style:style style:name="P10" style:family="paragraph" style:parent-style-name="Text_20_body" style:list-style-name="L7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11" style:family="paragraph" style:parent-style-name="Text_20_body" style:list-style-name="L7">
      <style:paragraph-properties fo:text-align="start" style:justify-single-word="false" fo:orphans="2" fo:widows="2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12" style:family="paragraph" style:parent-style-name="Text_20_body" style:list-style-name="L7"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aa731" fo:background-color="transparent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aa731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aa731"/>
    </style:style>
    <style:style style:name="P15" style:family="paragraph" style:parent-style-name="Text_20_body" style:list-style-name="L7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a731"/>
    </style:style>
    <style:style style:name="P17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officeooo:paragraph-rsid="001aa731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a731"/>
    </style:style>
    <style:style style:name="P19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officeooo:paragraph-rsid="001aa731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a731"/>
    </style:style>
    <style:style style:name="P21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officeooo:paragraph-rsid="001aa731"/>
    </style:style>
    <style:style style:name="P22" style:family="paragraph" style:parent-style-name="Text_20_body">
      <style:text-properties officeooo:paragraph-rsid="001aa731"/>
    </style:style>
    <style:style style:name="T1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style:font-size-asian="13pt" style:font-size-complex="13pt"/>
    </style:style>
    <style:style style:name="T4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5e1dc8" fo:background-color="transparent" loext:char-shading-value="0" style:font-size-asian="13.5pt" style:font-size-complex="13.5pt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605483" fo:background-color="transparent" loext:char-shading-value="0" style:font-size-asian="13.5pt" style:font-weight-asian="normal" style:font-size-complex="13.5pt" style:font-weight-complex="normal"/>
    </style:style>
    <style:style style:name="T8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9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background-color="transparent" loext:char-shading-value="0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style="normal" fo:background-color="transparent" loext:char-shading-value="0" style:font-size-asian="13pt" style:font-size-complex="13pt"/>
    </style:style>
    <style:style style:name="T13" style:family="text">
      <style:text-properties fo:font-variant="normal" fo:text-transform="none" fo:color="#000000" loext:opacity="100%" style:font-name="Source Serif Pro" fo:font-size="13.5pt" fo:letter-spacing="normal" fo:font-style="normal" officeooo:rsid="005e1dc8" fo:background-color="transparent" loext:char-shading-value="0" style:font-size-asian="13.5pt" style:font-size-complex="13.5pt"/>
    </style:style>
    <style:style style:name="T14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15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000000" loext:opacity="100%" style:font-name="Source Serif Pro" fo:font-size="13.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loext:opacity="100%" style:font-name="Source Serif Pro" fo:font-size="13.5pt" fo:letter-spacing="normal" fo:font-style="normal" fo:font-weight="bold" style:font-weight-asian="bold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Source Serif Pro" fo:font-size="13pt" fo:letter-spacing="normal" fo:font-style="normal" fo:font-weight="normal" fo:background-color="transparent" loext:char-shading-value="0" style:font-size-asian="13pt" style:font-size-complex="13pt"/>
    </style:style>
    <style:style style:name="T20" style:family="text">
      <style:text-properties fo:font-variant="normal" fo:text-transform="none" fo:color="#000000" loext:opacity="100%" style:font-name="Source Serif Pro" fo:font-size="13pt" fo:letter-spacing="normal" fo:font-style="normal" fo:background-color="transparent" loext:char-shading-value="0" style:font-size-asian="13pt" style:font-size-complex="13pt"/>
    </style:style>
    <style:style style:name="T21" style:family="text">
      <style:text-properties fo:font-variant="normal" fo:text-transform="none" fo:color="#000000" loext:opacity="100%" style:font-name="Source Serif Pro" fo:font-size="11.25pt" fo:letter-spacing="normal" fo:font-style="normal" fo:font-weight="bold" officeooo:rsid="005e1dc8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loext:opacity="100%" style:font-name="Source Serif Pro" fo:font-size="11.25pt" fo:letter-spacing="normal" fo:font-style="normal" officeooo:rsid="005e1dc8" fo:background-color="transparent" loext:char-shading-value="0" style:font-size-asian="13.5pt" style:font-size-complex="13.5pt"/>
    </style:style>
    <style:style style:name="T23" style:family="text">
      <style:text-properties fo:font-variant="normal" fo:text-transform="none" fo:color="#000000" loext:opacity="100%" style:font-name="Open Sans" fo:font-size="15pt" fo:letter-spacing="normal" fo:font-style="normal" fo:font-weight="bold"/>
    </style:style>
    <style:style style:name="T24" style:family="text">
      <style:text-properties fo:font-variant="normal" fo:text-transform="none" fo:color="#000000" loext:opacity="100%" style:font-name="Open Sans" fo:font-size="15pt" fo:letter-spacing="normal" fo:font-style="normal" fo:font-weight="bold" officeooo:rsid="0046dac5"/>
    </style:style>
    <style:style style:name="T25" style:family="text">
      <style:text-properties fo:font-variant="normal" fo:text-transform="none" fo:color="#000000" loext:opacity="100%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6" style:family="text">
      <style:text-properties fo:font-variant="normal" fo:text-transform="none" fo:color="#000000" loext:opacity="100%" fo:letter-spacing="normal" fo:font-style="normal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fo:color="#000000" loext:opacity="100%" fo:letter-spacing="normal" fo:background-color="transparent" loext:char-shading-value="0"/>
    </style:style>
    <style:style style:name="T28" style:family="text">
      <style:text-properties fo:font-variant="normal" fo:text-transform="none" fo:color="#000000" loext:opacity="100%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29" style:family="text">
      <style:text-properties fo:font-variant="normal" fo:text-transform="none" fo:color="#000000" loext:opacity="100%" style:font-name="Open sans" fo:font-size="13.5pt" fo:letter-spacing="normal" fo:font-style="normal" fo:font-weight="bold" fo:background-color="transparent" loext:char-shading-value="0" style:font-size-asian="13pt" style:font-weight-asian="bold" style:font-size-complex="13pt" style:font-weight-complex="bold"/>
    </style:style>
    <style:style style:name="T30" style:family="text">
      <style:text-properties fo:font-variant="normal" fo:text-transform="none" fo:color="#000000" loext:opacity="100%" style:font-name="Liberation Mono" fo:font-size="10.5pt" fo:letter-spacing="normal" fo:font-style="normal" fo:font-weight="normal" fo:background-color="transparent" loext:char-shading-value="0" style:font-size-asian="10.5pt" style:font-style-asian="normal" style:font-weight-asian="normal" style:font-size-complex="13pt"/>
    </style:style>
    <style:style style:name="T31" style:family="text">
      <style:text-properties fo:font-variant="normal" fo:text-transform="none" fo:color="#000000" loext:opacity="100%" style:font-name="Source Serif Pro1" fo:font-size="13.5pt" fo:letter-spacing="normal" fo:font-style="normal" fo:font-weight="normal" officeooo:rsid="005e1dc8" fo:background-color="transparent" loext:char-shading-value="0" style:font-size-asian="13.5pt" style:font-size-complex="13.5pt"/>
    </style:style>
    <style:style style:name="T32" style:family="text">
      <style:text-properties fo:font-variant="normal" fo:text-transform="none" fo:color="#000000" loext:opacity="100%" style:font-name="Source Serif Pro1" fo:font-size="13.5pt" fo:letter-spacing="normal" fo:font-style="normal" fo:font-weight="bold" officeooo:rsid="005e1dc8" fo:background-color="transparent" loext:char-shading-value="0" style:font-size-asian="13.5pt" style:font-weight-asian="bold" style:font-size-complex="13.5pt" style:font-weight-complex="bold" loext:padding="0cm" loext:border="none"/>
    </style:style>
    <style:style style:name="T33" style:family="text">
      <style:text-properties fo:font-variant="normal" fo:text-transform="none" fo:color="#000000" loext:opacity="100%" style:font-name="Source Serif Pro1" fo:font-size="13.5pt" fo:letter-spacing="normal" fo:font-weight="bold" officeooo:rsid="005e1dc8" fo:background-color="transparent" loext:char-shading-value="0" style:font-size-asian="13.5pt" style:font-weight-asian="bold" style:font-size-complex="13.5pt" style:font-weight-complex="bold"/>
    </style:style>
    <style:style style:name="T34" style:family="text">
      <style:text-properties fo:font-variant="normal" fo:text-transform="none" fo:color="#000000" loext:opacity="100%" style:font-name="Source Serif Pro1" fo:font-size="13.5pt" fo:letter-spacing="normal" officeooo:rsid="005e1dc8" fo:background-color="transparent" loext:char-shading-value="0" style:font-size-asian="13.5pt" style:font-size-complex="13.5pt"/>
    </style:style>
    <style:style style:name="T35" style:family="text">
      <style:text-properties fo:font-variant="normal" fo:text-transform="none" fo:color="#000000" loext:opacity="100%" style:font-name="monospace" fo:font-size="13.5pt" fo:letter-spacing="normal" fo:font-style="normal" fo:font-weight="bold" officeooo:rsid="005e1dc8" fo:background-color="transparent" loext:char-shading-value="0" style:font-size-asian="13.5pt" style:font-weight-asian="bold" style:font-size-complex="13.5pt" style:font-weight-complex="bold"/>
    </style:style>
    <style:style style:name="T36" style:family="text">
      <style:text-properties fo:font-variant="normal" fo:text-transform="none" fo:color="#000000" loext:opacity="100%" fo:font-size="13.5pt" fo:letter-spacing="normal" fo:font-style="normal" fo:font-weight="bold" officeooo:rsid="00605483" fo:background-color="transparent" loext:char-shading-value="0" style:font-size-asian="13.5pt" style:font-weight-asian="bold" style:font-size-complex="13.5pt" style:font-weight-complex="bold" loext:padding="0cm" loext:border="none"/>
    </style:style>
    <style:style style:name="T37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0033b3" loext:opacity="100%" style:font-name="Liberation Mono" fo:font-size="10.5pt" fo:letter-spacing="normal" fo:font-style="normal" fo:font-weight="normal" fo:background-color="transparent" loext:char-shading-value="0" style:font-size-asian="10.5pt" style:font-style-asian="normal" style:font-weight-asian="normal"/>
    </style:style>
    <style:style style:name="T39" style:family="text">
      <style:text-properties fo:font-variant="normal" fo:text-transform="none" fo:color="#0033b3" loext:opacity="100%" style:font-name="Liberation Mono" fo:font-size="10.5pt" fo:letter-spacing="normal" fo:font-style="normal" fo:font-weight="normal" fo:background-color="transparent" loext:char-shading-value="0" style:font-size-asian="10.5pt" style:font-style-asian="normal" style:font-weight-asian="normal" style:font-size-complex="13pt"/>
    </style:style>
    <style:style style:name="T40" style:family="text">
      <style:text-properties fo:font-variant="normal" fo:text-transform="none" fo:color="#080808" loext:opacity="100%" style:font-name="Liberation Mono" fo:font-size="10.5pt" fo:letter-spacing="normal" fo:font-style="normal" fo:font-weight="normal" fo:background-color="transparent" loext:char-shading-value="0" style:font-size-asian="10.5pt" style:font-style-asian="normal" style:font-weight-asian="normal" style:font-size-complex="13pt"/>
    </style:style>
    <style:style style:name="T4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42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43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44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45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46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4pt" officeooo:rsid="0046dac5" style:font-size-asian="14pt" style:font-size-complex="14pt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fo:background-color="transparent" loext:char-shading-value="0"/>
    </style:style>
    <style:style style:name="T51" style:family="text">
      <style:text-properties fo:color="#000000" loext:opacity="100%" officeooo:rsid="0046dac5" fo:background-color="transparent" loext:char-shading-value="0"/>
    </style:style>
    <style:style style:name="T52" style:family="text">
      <style:text-properties fo:color="#000000" loext:opacity="100%" officeooo:rsid="005e1dc8" fo:background-color="transparent" loext:char-shading-value="0"/>
    </style:style>
    <style:style style:name="T53" style:family="text">
      <style:text-properties fo:color="#000000" loext:opacity="100%" fo:background-color="transparent" loext:char-shading-value="0"/>
    </style:style>
    <style:style style:name="T54" style:family="text">
      <style:text-properties fo:color="#000000" loext:opacity="100%" style:font-name="Liberation Mono2" fo:font-size="10.5pt" fo:font-style="normal" fo:font-weight="normal" style:font-size-asian="10.5pt" style:font-style-asian="normal" style:font-weight-asian="normal"/>
    </style:style>
    <style:style style:name="T55" style:family="text">
      <style:text-properties fo:color="#000000" loext:opacity="100%" fo:font-weight="bold" officeooo:rsid="005e1dc8" fo:background-color="transparent" loext:char-shading-value="0" style:font-weight-asian="bold" style:font-weight-complex="bold"/>
    </style:style>
    <style:style style:name="T56" style:family="text">
      <style:text-properties fo:color="#0033b3" loext:opacity="100%" style:font-name="Liberation Mono2" fo:font-size="10.5pt" fo:font-style="normal" fo:font-weight="normal" style:font-size-asian="10.5pt" style:font-style-asian="normal" style:font-weight-asian="normal"/>
    </style:style>
    <style:style style:name="T57" style:family="text">
      <style:text-properties fo:color="#0033b3" loext:opacity="100%" style:font-name="Liberation Mono2" fo:font-size="10.5pt" fo:font-style="normal" fo:font-weight="normal" fo:background-color="transparent" loext:char-shading-value="0" style:font-size-asian="10.5pt" style:font-style-asian="normal" style:font-weight-asian="normal"/>
    </style:style>
    <style:style style:name="T58" style:family="text">
      <style:text-properties fo:color="#080808" loext:opacity="100%" style:font-name="Liberation Mono2" fo:font-size="10.5pt" fo:font-style="normal" fo:font-weight="normal" style:font-size-asian="10.5pt" style:font-style-asian="normal" style:font-weight-asian="normal"/>
    </style:style>
    <style:style style:name="T59" style:family="text">
      <style:text-properties fo:color="#00627a" loext:opacity="100%" style:font-name="Liberation Mono2" fo:font-size="10.5pt" fo:font-style="normal" fo:font-weight="normal" style:font-size-asian="10.5pt" style:font-style-asian="normal" style:font-weight-asian="normal"/>
    </style:style>
    <style:style style:name="T60" style:family="text">
      <style:text-properties fo:color="#8c8c8c" loext:opacity="100%" style:font-name="Liberation Mono2" fo:font-size="10.5pt" fo:font-style="italic" fo:font-weight="normal" style:font-size-asian="10.5pt" style:font-style-asian="italic" style:font-weight-asian="normal"/>
    </style:style>
    <style:style style:name="T61" style:family="text">
      <style:text-properties fo:color="#1750eb" loext:opacity="100%" style:font-name="Liberation Mono2" fo:font-size="10.5pt" fo:font-style="normal" fo:font-weight="normal" style:font-size-asian="10.5pt" style:font-style-asian="normal" style:font-weight-asian="normal"/>
    </style:style>
    <style:style style:name="T62" style:family="text">
      <style:text-properties fo:color="#871094" loext:opacity="100%" style:font-name="Liberation Mono2" fo:font-size="10.5pt" fo:font-style="italic" fo:font-weight="normal" style:font-size-asian="10.5pt" style:font-style-asian="italic" style:font-weight-asian="normal"/>
    </style:style>
    <style:style style:name="T63" style:family="text">
      <style:text-properties fo:color="#871094" loext:opacity="100%" style:font-name="Liberation Mono2" fo:font-size="10.5pt" fo:font-style="normal" fo:font-weight="normal" style:font-size-asian="10.5pt" style:font-style-asian="normal" style:font-weight-asian="normal"/>
    </style:style>
    <style:style style:name="T64" style:family="text">
      <style:text-properties fo:color="#067d17" loext:opacity="100%" style:font-name="Liberation Mono2" fo:font-size="10.5pt" fo:font-style="normal" fo:font-weight="normal" style:font-size-asian="10.5pt" style:font-style-asian="normal" style:font-weight-asian="normal"/>
    </style:style>
    <style:style style:name="T65" style:family="text">
      <style:text-properties officeooo:rsid="005d1802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0647817"/>
    </style:style>
    <style:style style:name="T68" style:family="text">
      <style:text-properties officeooo:rsid="00664a8b"/>
    </style:style>
    <style:style style:name="T69" style:family="text">
      <style:text-properties fo:color="#9e880d" loext:opacity="100%" style:font-name="Liberation Mono2" fo:font-size="10.5pt" fo:font-style="normal" fo:font-weight="normal" style:font-size-asian="10.5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ceitos Curso Threads</text:p>
      <text:p text:style-name="Text_20_body"/>
      <text:h text:style-name="P2" text:outline-level="2"><text:span text:style-name="Strong_20_Emphasis">Threads</text:span></text:h>
      <text:p text:style-name="P22"><text:span text:style-name="Strong_20_Emphasis"/></text:p>
      <text:p text:style-name="P22"><text:span text:style-name="Strong_20_Emphasis"><text:span text:style-name="T2">Quando estamos usando um computador, muitas vezes podemos fazer diversas coisas ao mesmo tempo, como ouvir música, navegar na internet e editar um documento no Word. Para que isso seja possível, o Sistema Operacional (SO) precisa ser muito inteligente na forma como gerencia todas essas tarefas, garantindo que o computador funcione de maneira eficiente, sem que a gente perceba qualquer lentidão ou problemas. Uma das maneiras de fazer isso é através do gerenciamento de threads.</text:span></text:span></text:p>
      <text:p text:style-name="P9">Imagine que um programa de computador é um escritório com muitos funcionários. Cada funcionário tem uma tarefa diferente para executar. No mundo dos computadores, cada um desses "funcionários" pode ser comparado a uma thread. Uma thread é como uma linha de execução que o programa usa para realizar uma tarefa. Um programa pode ter várias threads, assim como um escritório pode ter vários funcionários trabalhando ao mesmo tempo.</text:p>
      <text:h text:style-name="P1" text:outline-level="2">Como o Sistema Operacional Gerencia as Threads?</text:h>
      <text:p text:style-name="P9">O SO é como o gerente do escritório. Ele precisa decidir qual funcionário (thread) vai trabalhar em qual momento e por quanto tempo. Isso é especialmente importante porque, na maioria das vezes, os computadores têm um número limitado de "mesas" (núcleos do processador) onde os funcionários podem trabalhar. O gerenciamento eficaz garante que todos os trabalhos sejam feitos sem que ninguém fique esperando muito tempo.</text:p>
      <text:h text:style-name="P3" text:outline-level="3">Escalonadores de Threads</text:h>
      <text:p text:style-name="P9">Para organizar tudo isso, o SO usa algo chamado escalonador de threads. O escalonador é como um cronograma que diz quem trabalha, quando e por quanto tempo. Existem diferentes tipos de escalonadores, mas todos têm o mesmo objetivo: fazer com que o <text:soft-page-break/>computador seja justo com as threads e use o processador da maneira mais eficiente possível.</text:p>
      <text:h text:style-name="P5" text:outline-level="4">Exemplo de Escalonamento:</text:h>
      <text:p text:style-name="P9">Vamos supor que temos três tarefas (threads): A, B e C. O escalonador pode decidir que A vai trabalhar por 20 milissegundos, depois B por 20 milissegundos e, por fim, C por 20 milissegundos. Depois disso, ele volta para A e repete o ciclo.</text:p>
      <text:h text:style-name="P3" text:outline-level="3">Gerenciadores de Concorrência</text:h>
      <text:p text:style-name="P9">Às vezes, as threads precisam trabalhar na mesma tarefa ou acessar a mesma informação ao mesmo tempo. Isso pode causar problemas sérios, como dois funcionários tentando usar a mesma máquina de café ao mesmo tempo. Para evitar isso, o SO usa gerenciadores de concorrência, que são como regras de quem pode usar o quê e quando.</text:p>
      <text:h text:style-name="P5" text:outline-level="4">Exemplo de Gerenciamento de Concorrência:</text:h>
      <text:p text:style-name="P9">Se a thread A está acessando um arquivo e a thread B também precisa acessar esse mesmo arquivo, o gerenciador de concorrência pode fazer com que a thread B espere até que a thread A termine o seu trabalho. Isso evita que o arquivo seja corrompido ou que aconteçam outros erros.</text:p>
      <text:p text:style-name="P9">O gerenciamento de threads é fundamental para a performance e a estabilidade do computador. Sem ele, teríamos muitos problemas, como programas travando, computadores lentos e até perda de informações.</text:p>
      <text:p text:style-name="P9">Se você quiser se aprofundar mais no assunto, pode estudar sobre os diferentes algoritmos de escalonamento, como Round-Robin, Prioridades e FIFO (First In, First Out).</text:p>
      <text:p text:style-name="P14"><text:span text:style-name="T2">Além disso, pode explorar conceitos como semáforos, mutexes e deadlocks, que são ferramentas e problemas comuns no gerenciamento de concorrência. É um campo fascinante que está na base de como os computadores modernos funcionam. Vou deixar ainda um link com indicação de um livro que pode te ajudar a conhecer ainda </text:span><text:a xlink:type="simple" xlink:href="https://www.amazon.com.br/Sistemas-operacionais-modernos-Andrew-Tanenbaum/dp/8543005671" office:target-frame-name="_blank" xlink:show="new" text:style-name="Internet_20_link" text:visited-style-name="Visited_20_Internet_20_Link"><text:span text:style-name="T37">mais sobre esse assunto.</text:span></text:a></text:p>
      <text:h text:style-name="P4" text:outline-level="3"><text:soft-page-break/><text:line-break/><text:span text:style-name="Strong_20_Emphasis"><text:span text:style-name="T24">Cr</text:span></text:span><text:span text:style-name="Strong_20_Emphasis"><text:span text:style-name="T23">iando threads de formas diferentes</text:span></text:span></text:h>
      <text:p text:style-name="P22"><text:span text:style-name="Strong_20_Emphasis"><text:span text:style-name="T23"/></text:span></text:p>
      <text:p text:style-name="P22"><text:span text:style-name="Strong_20_Emphasis"><text:span text:style-name="T47">Estendendo da classe Thread </text:span></text:span><text:span text:style-name="Strong_20_Emphasis"><text:span text:style-name="T48">(duvidosa):</text:span></text:span><text:span text:style-name="Strong_20_Emphasis"><text:span text:style-name="T51"> </text:span></text:span><text:span text:style-name="Strong_20_Emphasis"><text:span text:style-name="T2">A classe </text:span></text:span><text:span text:style-name="Source_20_Text"><text:span text:style-name="T25">Thread</text:span></text:span><text:span text:style-name="Strong_20_Emphasis"><text:span text:style-name="T27"> </text:span></text:span><text:span text:style-name="Strong_20_Emphasis"><text:span text:style-name="T2">na verdade já implementa a interface </text:span></text:span><text:span text:style-name="Source_20_Text"><text:span text:style-name="T25">Runnable</text:span></text:span><text:span text:style-name="Strong_20_Emphasis"><text:span text:style-name="T2">. Ou seja, a thread também é um </text:span></text:span><text:span text:style-name="Source_20_Text"><text:span text:style-name="T26">Runnable</text:span></text:span><text:span text:style-name="Strong_20_Emphasis"><text:span text:style-name="T2">! Sabendo disso, você pode criar uma subclasse dela e sobrescrever o método </text:span></text:span><text:span text:style-name="Source_20_Text"><text:span text:style-name="T26">run</text:span></text:span><text:span text:style-name="Strong_20_Emphasis"><text:span text:style-name="T2">. Assim, você não precisaria da classe separada para implementar a tarefa a executar.</text:span></text:span></text:p>
      <text:p text:style-name="P22"><text:span text:style-name="Strong_20_Emphasis"><text:span text:style-name="T11"/></text:span></text:p>
      <text:p text:style-name="P6"><text:span text:style-name="Strong_20_Emphasis"><text:span text:style-name="T38">public class </text:span></text:span><text:span text:style-name="T54">Multiplicador </text:span><text:span text:style-name="T56">extends </text:span><text:span text:style-name="T54">Thread </text:span><text:span text:style-name="T58">{</text:span><text:line-break/><text:span text:style-name="T58"> <text:s text:c="3"/></text:span><text:span text:style-name="T56">public void </text:span><text:span text:style-name="T59">run </text:span><text:span text:style-name="T58">() {</text:span><text:line-break/><text:span text:style-name="T58"> <text:s text:c="7"/></text:span><text:span text:style-name="T60">// calculo demorado</text:span><text:line-break/><text:span text:style-name="T60"> <text:s text:c="3"/></text:span><text:span text:style-name="T58">}</text:span><text:line-break/><text:span text:style-name="T58">}</text:span></text:p>
      <text:p text:style-name="P7"><text:span text:style-name="Strong_20_Emphasis"><text:span text:style-name="T11"/></text:span></text:p>
      <text:p text:style-name="P7"><text:span text:style-name="Strong_20_Emphasis"><text:span text:style-name="T19">E, como nossa classe é uma </text:span></text:span><text:span text:style-name="Source_20_Text"><text:span text:style-name="T28">Thread</text:span></text:span><text:span text:style-name="Strong_20_Emphasis"><text:span text:style-name="T19">, podemos usar o </text:span></text:span><text:span text:style-name="Source_20_Text"><text:span text:style-name="T28">start()</text:span></text:span><text:span text:style-name="Strong_20_Emphasis"><text:span text:style-name="T20"> </text:span></text:span><text:span text:style-name="Strong_20_Emphasis"><text:span text:style-name="T19">diretamente:</text:span></text:span></text:p>
      <text:p text:style-name="P7"><text:span text:style-name="Strong_20_Emphasis"><text:span text:style-name="T12"/></text:span></text:p>
      <text:p text:style-name="P6"><text:span text:style-name="Strong_20_Emphasis"><text:span text:style-name="T40">Multiplicador </text:span></text:span><text:span text:style-name="T54">multiplicador </text:span><text:span text:style-name="T58">= </text:span><text:span text:style-name="T56">new </text:span><text:span text:style-name="T58">Multiplicador();</text:span><text:line-break/><text:span text:style-name="T54">multiplicador</text:span><text:span text:style-name="T58">.start();</text:span></text:p>
      <text:p text:style-name="P7"><text:span text:style-name="Strong_20_Emphasis"><text:span text:style-name="T12"/></text:span></text:p>
      <text:p text:style-name="P22"><text:span text:style-name="Strong_20_Emphasis"><text:span text:style-name="T3">Parece ser interessante, mas você pode perceber uma desvantagem disso? </text:span></text:span><text:span text:style-name="T2">Apesar de ser um código mais simples, você está usando e abusando da herança. Essa forma de herança também é chamada de "herança por preguiça".</text:span></text:p>
      <text:p text:style-name="P14"><text:span text:style-name="T2">Repare que, ao estender a classe </text:span><text:span text:style-name="Source_20_Text"><text:span text:style-name="T14">Thread</text:span></text:span><text:span text:style-name="T2">, herdamos vários métodos, mas usamos apenas o </text:span><text:span text:style-name="Source_20_Text"><text:span text:style-name="T16">run</text:span></text:span><text:span text:style-name="T2">. Além disso, não estamos querendo aproveitar o polimorfismo que a herança traz.</text:span></text:p>
      <text:p text:style-name="P14"><text:span text:style-name="Strong_20_Emphasis"><text:span text:style-name="T4">Hoje em dia, apesar de ser funcional, essa forma de criar uma thread é considerada um mau exemplo de herança.</text:span></text:span></text:p>
      <text:p text:style-name="P14"><text:span text:style-name="T2">Prefira sempre implementar o </text:span><text:span text:style-name="Source_20_Text"><text:span text:style-name="T4">Runnable</text:span></text:span><text:span text:style-name="T2"> a herdar de Thread. Separando as responsabilidades de </text:span><text:span text:style-name="Emphasis"><text:span text:style-name="T4">ser uma thread</text:span></text:span><text:span text:style-name="T2"> da </text:span><text:span text:style-name="Emphasis"><text:span text:style-name="T4">definição da tarefa</text:span></text:span><text:span text:style-name="T2">, seguimos as boas práticas do mundo OO.</text:span></text:p>
      <text:p text:style-name="P8"/>
      <text:h text:style-name="P4" text:outline-level="3"><text:span text:style-name="T50"><text:line-break/></text:span><text:span text:style-name="Strong_20_Emphasis"><text:span text:style-name="T29">Uma forma de ganhar velocidade: utilizando classes anônimas e lambda</text:span></text:span></text:h>
      <text:p text:style-name="P14"><text:span text:style-name="T2">Considere a forma que vimos para criar uma thread: implementar a interface Runnable em uma classe, instanciar o runnable e depois a thread. No nosso caso, fazia sentido porque a </text:span><text:span text:style-name="Source_20_Text"><text:span text:style-name="T4">OperacaoSaque</text:span></text:span><text:span text:style-name="T2"> já era </text:span><text:soft-page-break/><text:span text:style-name="T2">uma classe da aplicação. Porém, pense em um código que faz algo mais simples:</text:span></text:p>
      <text:p text:style-name="P22"><text:span text:style-name="Strong_20_Emphasis"><text:span text:style-name="T12"/></text:span></text:p>
      <text:p text:style-name="P6"><text:span text:style-name="Strong_20_Emphasis"><text:span text:style-name="T39">public class </text:span></text:span><text:span text:style-name="T54">Programa </text:span><text:span text:style-name="T56">implements </text:span><text:span text:style-name="T54">Runnable </text:span><text:span text:style-name="T58">{</text:span><text:line-break/><text:span text:style-name="T58"> <text:s text:c="3"/></text:span><text:span text:style-name="T56">public void </text:span><text:span text:style-name="T59">run</text:span><text:span text:style-name="T58">() {</text:span><text:line-break/><text:span text:style-name="T58"> <text:s text:c="7"/></text:span><text:span text:style-name="T56">for </text:span><text:span text:style-name="T58">(</text:span><text:span text:style-name="T56">int </text:span><text:span text:style-name="T54">i </text:span><text:span text:style-name="T58">= </text:span><text:span text:style-name="T61">0</text:span><text:span text:style-name="T58">; </text:span><text:span text:style-name="T54">i </text:span><text:span text:style-name="T58">&lt; </text:span><text:span text:style-name="T61">10000</text:span><text:span text:style-name="T58">; </text:span><text:span text:style-name="T54">i</text:span><text:span text:style-name="T58">++) {</text:span><text:line-break/><text:span text:style-name="T58"> <text:s text:c="11"/></text:span><text:span text:style-name="T54">System</text:span><text:span text:style-name="T58">.</text:span><text:span text:style-name="T62">out</text:span><text:span text:style-name="T58">.println(</text:span><text:span text:style-name="T64">"Programa<text:tab/> valor: " </text:span><text:span text:style-name="T58">+ </text:span><text:span text:style-name="T54">i</text:span><text:span text:style-name="T58">);</text:span><text:line-break/><text:span text:style-name="T58"> <text:s text:c="7"/>}</text:span><text:line-break/><text:span text:style-name="T58"> <text:s text:c="3"/>}</text:span><text:line-break/><text:span text:style-name="T58">}</text:span></text:p>
      <text:p text:style-name="P7"><text:span text:style-name="Strong_20_Emphasis"><text:span text:style-name="T12"/></text:span></text:p>
      <text:p text:style-name="P7"><text:span text:style-name="Strong_20_Emphasis"><text:span text:style-name="T12"/></text:span></text:p>
      <text:p text:style-name="P22"><text:span text:style-name="Strong_20_Emphasis"><text:span text:style-name="T3">Lembrando que ainda precisaríamos criar e executar as instâncias necessárias na main.</text:span></text:span></text:p>
      <text:p text:style-name="P14"><text:span text:style-name="T2">Podemos utilizar os recursos do Java para enxugar esse código. Ao invés de precisar declarar a classe </text:span><text:span text:style-name="Source_20_Text"><text:span text:style-name="T4">Programa</text:span></text:span><text:span text:style-name="T2">, podemos fazer diretamente na main:</text:span></text:p>
      <text:p text:style-name="P7"><text:span text:style-name="Strong_20_Emphasis"><text:span text:style-name="T12"/></text:span></text:p>
      <text:p text:style-name="P6"><text:span text:style-name="Strong_20_Emphasis"><text:span text:style-name="T30">Runnable r </text:span></text:span><text:span text:style-name="T58">= </text:span><text:span text:style-name="T56">new </text:span><text:span text:style-name="T54">Runnable</text:span><text:span text:style-name="T58">() {</text:span><text:line-break/><text:span text:style-name="T58"> <text:s text:c="3"/></text:span><text:span text:style-name="T56">public void </text:span><text:span text:style-name="T59">run</text:span><text:span text:style-name="T58">() {</text:span><text:line-break/><text:span text:style-name="T58"> <text:s text:c="7"/></text:span><text:span text:style-name="T56">for </text:span><text:span text:style-name="T58">(</text:span><text:span text:style-name="T56">int </text:span><text:span text:style-name="T54">i </text:span><text:span text:style-name="T58">= </text:span><text:span text:style-name="T61">0</text:span><text:span text:style-name="T58">; </text:span><text:span text:style-name="T54">i </text:span><text:span text:style-name="T58">&lt; </text:span><text:span text:style-name="T61">10000</text:span><text:span text:style-name="T58">; </text:span><text:span text:style-name="T54">i</text:span><text:span text:style-name="T58">++) </text:span><text:span text:style-name="T54">System</text:span><text:span text:style-name="T58">.</text:span><text:span text:style-name="T62">out</text:span><text:span text:style-name="T58">.println(</text:span><text:span text:style-name="T64">"programa 1 valor " </text:span><text:span text:style-name="T58">+ </text:span><text:span text:style-name="T54">i</text:span><text:span text:style-name="T58">);</text:span><text:line-break/><text:span text:style-name="T58"> <text:s text:c="3"/>}</text:span><text:line-break/><text:span text:style-name="T58">};</text:span><text:line-break/><text:line-break/><text:span text:style-name="T54">Thread t </text:span><text:span text:style-name="T58">= </text:span><text:span text:style-name="T56">new </text:span><text:span text:style-name="T58">Thread(</text:span><text:span text:style-name="T54">r</text:span><text:span text:style-name="T58">);</text:span><text:line-break/><text:span text:style-name="T54">t</text:span><text:span text:style-name="T58">.start();</text:span><text:line-break/></text:p>
      <text:p text:style-name="P7"><text:span text:style-name="Strong_20_Emphasis"><text:span text:style-name="T3">Podemos resumir ainda mais utilizando o lambda:</text:span></text:span></text:p>
      <text:p text:style-name="P7"><text:span text:style-name="Strong_20_Emphasis"><text:span text:style-name="T12"/></text:span></text:p>
      <text:p text:style-name="P7"><text:span text:style-name="Strong_20_Emphasis"><text:span text:style-name="T12"/></text:span></text:p>
      <text:p text:style-name="P7"><text:span text:style-name="Strong_20_Emphasis"><text:span text:style-name="T12"/></text:span></text:p>
      <text:p text:style-name="P7"><text:span text:style-name="Strong_20_Emphasis"><text:span text:style-name="T12"/></text:span></text:p>
      <text:p text:style-name="P6"><text:span text:style-name="Strong_20_Emphasis"><text:span text:style-name="T30">Runnable r </text:span></text:span><text:span text:style-name="T58">= () -&gt; {</text:span><text:line-break/><text:span text:style-name="T58"> <text:s text:c="3"/></text:span><text:span text:style-name="T56">for </text:span><text:span text:style-name="T58">(</text:span><text:span text:style-name="T56">int </text:span><text:span text:style-name="T54">i </text:span><text:span text:style-name="T58">= </text:span><text:span text:style-name="T61">0</text:span><text:span text:style-name="T58">; </text:span><text:span text:style-name="T54">i </text:span><text:span text:style-name="T58">&lt; </text:span><text:span text:style-name="T61">10000</text:span><text:span text:style-name="T58">; </text:span><text:span text:style-name="T54">i</text:span><text:span text:style-name="T58">++) {</text:span><text:line-break/><text:span text:style-name="T58"> <text:s text:c="7"/></text:span><text:span text:style-name="T54">System</text:span><text:span text:style-name="T58">.</text:span><text:span text:style-name="T62">out</text:span><text:span text:style-name="T58">.println(</text:span><text:span text:style-name="T64">"programa 1 valor " </text:span><text:span text:style-name="T58">+ </text:span><text:span text:style-name="T54">i</text:span><text:span text:style-name="T58">);</text:span><text:line-break/><text:span text:style-name="T58"> <text:s text:c="3"/>}</text:span><text:line-break/><text:span text:style-name="T58">};</text:span><text:line-break/><text:line-break/><text:span text:style-name="T54">Thread t </text:span><text:span text:style-name="T58">= </text:span><text:span text:style-name="T56">new </text:span><text:span text:style-name="T58">Thread(</text:span><text:span text:style-name="T54">r</text:span><text:span text:style-name="T58">);</text:span><text:line-break/><text:span text:style-name="T54">t</text:span><text:span text:style-name="T58">.start();</text:span><text:line-break/></text:p>
      <text:p text:style-name="P7"><text:span text:style-name="Strong_20_Emphasis"><text:span text:style-name="T12"/></text:span></text:p>
      <text:p text:style-name="P7"><text:span text:style-name="Strong_20_Emphasis"><text:span text:style-name="T3">Deixamos o código ainda mais enxuto! Porém, devemos nos lembrar de que, quanto menor o código, menos ele descreve com clareza o que fazemos. </text:span></text:span></text:p>
      <text:p text:style-name="P7"><text:span text:style-name="Strong_20_Emphasis"><text:span text:style-name="T3"/></text:span></text:p>
      <text:h text:style-name="P4" text:outline-level="3"><text:span text:style-name="Strong_20_Emphasis">ferramentas de sincronização em Java </text:span><text:span text:style-name="Strong_20_Emphasis"><text:span text:style-name="T65">Threads</text:span></text:span></text:h>
      <text:p text:style-name="P22"><text:span text:style-name="Strong_20_Emphasis"><text:span text:style-name="T50"/></text:span></text:p>
      <text:p text:style-name="P22"><text:soft-page-break/><text:span text:style-name="Strong_20_Emphasis"><text:span text:style-name="T2">Quando trabalhamos com as </text:span></text:span><text:span text:style-name="Strong_20_Emphasis"><text:span text:style-name="T15">threads</text:span></text:span><text:span text:style-name="Strong_20_Emphasis"><text:span text:style-name="T2">, obtemos problemas com o saldo bancário, porque tínhamos duas threads tentando acessar o mesmo recurso. Damos a essa situação específica o nome de </text:span></text:span><text:span text:style-name="Strong_20_Emphasis"><text:span text:style-name="T4">condição de corrida</text:span></text:span><text:span text:style-name="Strong_20_Emphasis"><text:span text:style-name="T2">.</text:span></text:span></text:p>
      <text:p text:style-name="P14"><text:span text:style-name="T2">Para evitar condições de corrida, podemos usar mecanismos de sincronização, como o </text:span><text:span text:style-name="Source_20_Text"><text:span text:style-name="T16">synchronized</text:span></text:span><text:span text:style-name="T2">. Esse termo pode ser usado tanto na declaração de métodos, como vimos em vídeo, quanto em blocos de código. Vamos ver um exemplo:</text:span></text:p>
      <text:p text:style-name="P22"><text:span text:style-name="Strong_20_Emphasis"><text:span text:style-name="T50"/></text:span></text:p>
      <text:p text:style-name="P6"><text:span text:style-name="Strong_20_Emphasis"><text:span text:style-name="T57">public class </text:span></text:span><text:span text:style-name="T54">Contador </text:span><text:span text:style-name="T58">{</text:span><text:line-break/><text:span text:style-name="T58"> <text:s text:c="3"/></text:span><text:span text:style-name="T56">private int </text:span><text:span text:style-name="T63">contagem </text:span><text:span text:style-name="T58">= </text:span><text:span text:style-name="T61">0</text:span><text:span text:style-name="T58">;</text:span><text:line-break/><text:line-break/><text:span text:style-name="T58"> <text:s text:c="3"/></text:span><text:span text:style-name="T56">public void </text:span><text:span text:style-name="T59">incrementar</text:span><text:span text:style-name="T58">() {</text:span><text:line-break/><text:span text:style-name="T58"> <text:s text:c="7"/></text:span><text:span text:style-name="T56">synchronized </text:span><text:span text:style-name="T58">(</text:span><text:span text:style-name="T56">this</text:span><text:span text:style-name="T58">) {</text:span><text:line-break/><text:span text:style-name="T58"> <text:s text:c="11"/></text:span><text:span text:style-name="T63">contagem</text:span><text:span text:style-name="T58">++;</text:span><text:line-break/><text:span text:style-name="T58"> <text:s text:c="7"/>}</text:span><text:line-break/><text:span text:style-name="T58"> <text:s text:c="7"/></text:span><text:span text:style-name="T54">System</text:span><text:span text:style-name="T58">.</text:span><text:span text:style-name="T62">out</text:span><text:span text:style-name="T58">.println(“Incrementado </text:span><text:span text:style-name="T54">com </text:span><text:span text:style-name="T58">sucesso!”)</text:span><text:line-break/><text:span text:style-name="T58"> <text:s text:c="3"/>}</text:span><text:line-break/><text:span text:style-name="T58">}</text:span></text:p>
      <text:p text:style-name="P7"><text:span text:style-name="Strong_20_Emphasis"><text:span text:style-name="T50"/></text:span></text:p>
      <text:p text:style-name="P7"><text:span text:style-name="Strong_20_Emphasis"><text:span text:style-name="T50"/></text:span></text:p>
      <text:p text:style-name="P22"><text:span text:style-name="Strong_20_Emphasis"><text:span text:style-name="T2">Neste exemplo, quando uma thread executa o método </text:span></text:span><text:span text:style-name="Source_20_Text"><text:span text:style-name="T4">incrementar()</text:span></text:span><text:span text:style-name="Strong_20_Emphasis"><text:span text:style-name="T2">, ela 'trava' o objeto </text:span></text:span><text:span text:style-name="Source_20_Text"><text:span text:style-name="T4">Contador</text:span></text:span><text:span text:style-name="Strong_20_Emphasis"><text:span text:style-name="T2"> para que nenhuma outra thread possa incrementar a contagem até que ela termine. Repare que apenas um bloco de código foi sincronizado, ao invés de sincronizar o método completo. E essa é a sintaxe do </text:span></text:span><text:span text:style-name="Source_20_Text"><text:span text:style-name="T4">synchronized</text:span></text:span><text:span text:style-name="Strong_20_Emphasis"><text:span text:style-name="T2"> caso queiramos sincronizar um objeto:</text:span></text:span></text:p>
      <text:p text:style-name="P8"><text:line-break/></text:p>
      <text:p text:style-name="P6"><text:span text:style-name="Strong_20_Emphasis"><text:span text:style-name="T57">synchronized </text:span></text:span><text:span text:style-name="T58">(objeto a se sincronizar) {</text:span><text:line-break/><text:span text:style-name="T58"> <text:s text:c="3"/>parte </text:span><text:span text:style-name="T56">do </text:span><text:span text:style-name="T58">código a ser sincronizada</text:span><text:line-break/><text:span text:style-name="T58">}</text:span><text:line-break/></text:p>
      <text:p text:style-name="P7"><text:span text:style-name="Strong_20_Emphasis"><text:span text:style-name="T50"/></text:span></text:p>
      <text:p text:style-name="P22"><text:span text:style-name="Strong_20_Emphasis"><text:span text:style-name="T2">Quando você marca um método ou bloco de código com synchronized, você está criando um "monitor". Esse monitor é como um chaveiro que só tem uma chave para cada equipamento. Se uma thread quer acessar o código sincronizado, ela precisa pegar a chave. Se a chave já estiver com outra thread, ela espera até que a chave seja devolvida.</text:span></text:span></text:p>
      <text:p text:style-name="P14"><text:span text:style-name="T2">Dentro do parênteses, fica o objeto que deve ser “monitorado”, Esse objeto pode ser a própria classe, quando usamos </text:span><text:span text:style-name="Source_20_Text"><text:span text:style-name="T4">this</text:span></text:span><text:span text:style-name="T2">, mas podem ser outros objetos também. Já dentro das chaves, adicionamos qual a parte crítica, que somente uma thread pode acessar.</text:span></text:p>
      <text:p text:style-name="P9"><text:soft-page-break/>Isso garante que apenas uma thread de cada vez possa executar esse código. Quando a thread termina, ela "devolve" a chave, permitindo que outra thread entre na seção crítica.</text:p>
      <text:p text:style-name="P7"><text:span text:style-name="Strong_20_Emphasis"><text:span text:style-name="T50"/></text:span></text:p>
      <text:h text:style-name="P4" text:outline-level="3"><text:span text:style-name="Strong_20_Emphasis">Usando locks</text:span></text:h>
      <text:p text:style-name="P9">O synchronized usa um conceito chamado "lock intrínseco" ou "monitor interno". Cada objeto em Java tem um lock intrínseco associado a ele. Quando um método é <text:span text:style-name="T66">synchronized</text:span>, ele usa o lock do objeto. Se for um método estático synchronized, ele usa o lock do objeto que representa a classe (Class object).</text:p>
      <text:p text:style-name="P14"><text:span text:style-name="T2">Mas além do </text:span><text:span text:style-name="Source_20_Text"><text:span text:style-name="T4">synchronized</text:span></text:span><text:span text:style-name="T2">, podemos utilizar locks de uma forma mais explícita, com classes para representar Locks no Java. Eles oferecem mais flexibilidade que os blocos </text:span><text:span text:style-name="Source_20_Text"><text:span text:style-name="T4">synchronized</text:span></text:span><text:span text:style-name="T2">, pois permitem travar e destravar em momentos diferentes e de formas diferentes.</text:span></text:p>
      <text:p text:style-name="P14"><text:span text:style-name="T2">Veja um exemplo usando </text:span><text:span text:style-name="Source_20_Text"><text:span text:style-name="T4">ReentrantLock</text:span></text:span><text:span text:style-name="T2">:</text:span></text:p>
      <text:p text:style-name="P7"><text:span text:style-name="Strong_20_Emphasis"><text:span text:style-name="T50"/></text:span></text:p>
      <text:p text:style-name="P7"><text:span text:style-name="Strong_20_Emphasis"><text:span text:style-name="T50"/></text:span></text:p>
      <text:p text:style-name="P6"><text:span text:style-name="Strong_20_Emphasis"><text:span text:style-name="T57">import </text:span></text:span><text:span text:style-name="T54">java.util.concurrent.locks.Lock</text:span><text:span text:style-name="T58">;</text:span><text:line-break/><text:span text:style-name="T58"> </text:span><text:span text:style-name="T56">import </text:span><text:span text:style-name="T54">java.util.concurrent.locks.ReentrantLock</text:span><text:span text:style-name="T58">;</text:span><text:line-break/><text:line-break/><text:span text:style-name="T58"> </text:span><text:span text:style-name="T56">public class </text:span><text:span text:style-name="T54">Contador </text:span><text:span text:style-name="T58">{</text:span><text:line-break/><text:span text:style-name="T58"> <text:s text:c="4"/></text:span><text:span text:style-name="T56">private int </text:span><text:span text:style-name="T63">contagem </text:span><text:span text:style-name="T58">= </text:span><text:span text:style-name="T61">0</text:span><text:span text:style-name="T58">;</text:span><text:line-break/><text:span text:style-name="T58"> <text:s text:c="4"/></text:span><text:span text:style-name="T56">private final </text:span><text:span text:style-name="T58">Lock </text:span><text:span text:style-name="T63">lock </text:span><text:span text:style-name="T58">= </text:span><text:span text:style-name="T56">new </text:span><text:span text:style-name="T58">ReentrantLock();</text:span><text:line-break/><text:line-break/><text:span text:style-name="T58"> <text:s text:c="4"/></text:span><text:span text:style-name="T56">public void </text:span><text:span text:style-name="T59">incrementar</text:span><text:span text:style-name="T58">() {</text:span><text:line-break/><text:span text:style-name="T58"> <text:s text:c="8"/></text:span><text:span text:style-name="T63">lock</text:span><text:span text:style-name="T58">.lock();</text:span><text:line-break/><text:span text:style-name="T58"> <text:s text:c="8"/></text:span><text:span text:style-name="T56">try </text:span><text:span text:style-name="T58">{</text:span><text:line-break/><text:span text:style-name="T58"> <text:s text:c="12"/></text:span><text:span text:style-name="T63">contagem</text:span><text:span text:style-name="T58">++;</text:span><text:line-break/><text:span text:style-name="T58"> <text:s text:c="8"/>} </text:span><text:span text:style-name="T56">finally </text:span><text:span text:style-name="T58">{</text:span><text:line-break/><text:span text:style-name="T58"> <text:s text:c="12"/></text:span><text:span text:style-name="T63">lock</text:span><text:span text:style-name="T58">.unlock();</text:span><text:line-break/><text:span text:style-name="T58"> <text:s text:c="8"/>}</text:span><text:line-break/><text:span text:style-name="T58"> <text:s text:c="4"/>}</text:span><text:line-break/><text:span text:style-name="T58"> }</text:span></text:p>
      <text:p text:style-name="P7"><text:span text:style-name="Strong_20_Emphasis"><text:span text:style-name="T50"/></text:span></text:p>
      <text:p text:style-name="P7"><text:span text:style-name="Strong_20_Emphasis"><text:span text:style-name="T50"/></text:span></text:p>
      <text:p text:style-name="P7"><text:span text:style-name="Strong_20_Emphasis"><text:span text:style-name="T50"/></text:span></text:p>
      <text:p text:style-name="P22"><text:span text:style-name="Strong_20_Emphasis"><text:span text:style-name="T2">Com o lock, garantimos que apenas uma thread possa entrar na seção crítica do código por vez. A seção crítica é onde ocorre a alteração do estado compartilhado, no caso, </text:span></text:span><text:span text:style-name="Source_20_Text"><text:span text:style-name="T4">contagem</text:span></text:span><text:span text:style-name="Strong_20_Emphasis"><text:span text:style-name="T2">.</text:span></text:span></text:p>
      <text:p text:style-name="P14"><text:span text:style-name="T2">Porém, ao trabalhar com locks, devemos nos atentar a um problema: o surgimento de </text:span><text:span text:style-name="Strong_20_Emphasis"><text:span text:style-name="T16">deadlocks</text:span></text:span><text:span text:style-name="T2">. Um </text:span><text:span text:style-name="Emphasis"><text:span text:style-name="T4">deadlock</text:span></text:span><text:span text:style-name="T2"> acontece quando duas ou mais threads ficam esperando eternamente uma pela outra para liberar recursos. É como se duas pessoas estivessem em um corredor estreito e nenhuma das duas pode passar porque estão bloqueando o </text:span><text:soft-page-break/><text:span text:style-name="T2">caminho uma da outra. Assim, devemos utilizar o recurso dos locks com cautela!</text:span></text:p>
      <text:p text:style-name="P9">Condições de corrida, locks e deadlocks são conceitos bem importantes quando tratamos de programação concorrente. No caso de se deparar com algo parecido no seu desenvolvimento, lembre-se de procurar qual a solução mais se adequa à sua realidade.</text:p>
      <text:p text:style-name="P7"><text:span text:style-name="Strong_20_Emphasis"><text:span text:style-name="T50"/></text:span></text:p>
      <text:h text:style-name="P4" text:outline-level="3"><text:span text:style-name="Strong_20_Emphasis"><text:span text:style-name="T52">M</text:span></text:span><text:span text:style-name="Strong_20_Emphasis"><text:span text:style-name="T55">é</text:span></text:span><text:span text:style-name="Strong_20_Emphasis"><text:span text:style-name="T52">todos das Threads:</text:span></text:span></text:h>
      <text:p text:style-name="P7"><text:span text:style-name="Strong_20_Emphasis"><text:span text:style-name="T52"/></text:span></text:p>
      <text:p text:style-name="P7"><text:span text:style-name="Strong_20_Emphasis"><text:span text:style-name="T31">O método </text:span></text:span><text:span text:style-name="Source_20_Text"><text:span text:style-name="T32">start()</text:span></text:span><text:span text:style-name="Strong_20_Emphasis"><text:span text:style-name="T33"> </text:span></text:span><text:span text:style-name="Strong_20_Emphasis"><text:span text:style-name="T31">inicia a thread e </text:span></text:span><text:span text:style-name="Source_20_Text"><text:span text:style-name="T32">join()</text:span></text:span><text:span text:style-name="Strong_20_Emphasis"><text:span text:style-name="T34"> </text:span></text:span><text:span text:style-name="Strong_20_Emphasis"><text:span text:style-name="T31">faz com que a execução espere até que essa thread termine para continuar, atendendo ao requisito de iniciar um vídeo imediatamente após o outro.</text:span></text:span></text:p>
      <text:p text:style-name="P7"><text:span text:style-name="Strong_20_Emphasis"><text:span text:style-name="T21"/></text:span></text:p>
      <text:p text:style-name="P7"><text:span text:style-name="Strong_20_Emphasis"><text:span text:style-name="T35">SetPriority()</text:span></text:span><text:span text:style-name="Strong_20_Emphasis"><text:span text:style-name="T13"> </text:span></text:span><text:span text:style-name="Strong_20_Emphasis"><text:span text:style-name="T6">para configurar a prioridade, passando como parâmetro o valor da prioridade que queremos dar à thread, sendo 10 a maior prioridade e 1 a menor prioridade.</text:span></text:span><text:span text:style-name="Strong_20_Emphasis"><text:span text:style-name="T22"> </text:span></text:span><text:span text:style-name="Strong_20_Emphasis"><text:span text:style-name="T7">Ex: queremos que a thread 2 rode o mais rápido possível.</text:span></text:span></text:p>
      <text:p text:style-name="P7"><text:span text:style-name="Strong_20_Emphasis"><text:span text:style-name="T7"/></text:span></text:p>
      <text:p text:style-name="P7"><text:span text:style-name="Source_20_Text"><text:span text:style-name="T36">isAlive()</text:span></text:span><text:span text:style-name="Strong_20_Emphasis"><text:span text:style-name="T7"> Ele mostra um boolean, que diz “true” se a thread está ativa, e “false” caso esteja inativa.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h text:style-name="P2" text:outline-level="2"><text:span text:style-name="Strong_20_Emphasis"><text:span text:style-name="T67">Threads no spring boot </text:span></text:span><text:span text:style-name="Strong_20_Emphasis"><text:span text:style-name="T68">JPA</text:span></text:span><text:span text:style-name="Strong_20_Emphasis"><text:span text:style-name="T67">: </text:span></text:span><text:span text:style-name="Strong_20_Emphasis">Lock Otimista/Pessimista</text:span></text:h>
      <text:p text:style-name="P22"><text:span text:style-name="Strong_20_Emphasis"><text:span text:style-name="T49"/></text:span></text:p>
      <text:p text:style-name="P22"><text:span text:style-name="Strong_20_Emphasis"><text:span text:style-name="T1">Quando você está aprendendo sobre bancos de dados e programação, um conceito muito importante é o de transações. Uma transação é uma forma de agrupar uma série de operações que devem ser realizadas todas juntas, como se fossem uma única grande ação.</text:span></text:span></text:p>
      <text:p text:style-name="P14"><text:span text:style-name="T1">No projeto do curso, utilizamos o módulo do Spring chamado </text:span><text:span text:style-name="Emphasis"><text:span text:style-name="T9">Data JPA</text:span></text:span><text:span text:style-name="T1">. Dessa forma, delegamos para esse módulo todo o gerenciamento das transações, de uma forma encapsulada.</text:span></text:p>
      <text:p text:style-name="P13">Agora, imagine que várias pessoas estão utilizando o sistema e com isso realizando várias transações ao mesmo tempo no banco de dados. Para garantir que tudo funcione corretamente e que as informações não sejam misturadas ou perdidas, existem os chamados "níveis de isolamento de transações".</text:p>
      <text:p text:style-name="P22"><text:span text:style-name="Strong_20_Emphasis"><text:span text:style-name="T53"/></text:span></text:p>
      <text:p text:style-name="P22"><text:soft-page-break/><text:span text:style-name="Strong_20_Emphasis"><text:span text:style-name="T5">Utilizar o </text:span></text:span><text:span text:style-name="Strong_20_Emphasis"><text:span text:style-name="Source_20_Text"><text:span text:style-name="T5">synchronized</text:span></text:span></text:span><text:span text:style-name="Strong_20_Emphasis"><text:span text:style-name="T5"> não é tão útil quando estamos no Spring Boot</text:span></text:span><text:span text:style-name="Strong_20_Emphasis"><text:span text:style-name="T8">. O Spring gerencia as threads da sua própria forma, e utilizar o synchronized pode não gerar efeito.</text:span></text:span></text:p>
      <text:p text:style-name="P22"><text:span text:style-name="Strong_20_Emphasis"><text:span text:style-name="T53"/></text:span></text:p>
      <text:h text:style-name="P4" text:outline-level="3"><text:span text:style-name="Strong_20_Emphasis">O que são Níveis de Isolamento?</text:span></text:h>
      <text:p text:style-name="P22"><text:span text:style-name="Strong_20_Emphasis"/></text:p>
      <text:p text:style-name="P13">Os níveis de isolamento são regras que os bancos de dados usam para decidir como as transações devem ser tratadas quando estão acontecendo ao mesmo tempo. Eles ajudam a evitar problemas como:</text:p>
      <text:list xml:id="list3875928184" text:style-name="L1">
        <text:list-item>
          <text:p text:style-name="P16"><text:span text:style-name="Strong_20_Emphasis"><text:span text:style-name="T9">Sujeira de Leitura (Dirty Read)</text:span></text:span><text:span text:style-name="T1">: Quando uma transação lê dados que foram modificados por outra transação que ainda não foi concluída.</text:span></text:p>
        </text:list-item>
        <text:list-item>
          <text:p text:style-name="P16"><text:span text:style-name="Strong_20_Emphasis"><text:span text:style-name="T9">Leitura Não Repetível (Non-Repeatable Read)</text:span></text:span><text:span text:style-name="T1">: Quando uma transação lê a mesma linha duas vezes e encontra dados diferentes porque outra transação alterou os dados entre as duas leituras.</text:span></text:p>
        </text:list-item>
        <text:list-item>
          <text:p text:style-name="P17"><text:span text:style-name="Strong_20_Emphasis"><text:span text:style-name="T9">Leitura Fantasma (Phantom Read)</text:span></text:span><text:span text:style-name="T1">: Quando uma transação reexecuta uma consulta, retornando um conjunto de linhas que satisfazem uma condição e encontra um conjunto de linhas diferente, porque outras transações inseriram ou excluíram linhas que satisfazem a condição.</text:span></text:p>
        </text:list-item>
      </text:list>
      <text:p text:style-name="P14"><text:span text:style-name="T1">Existem quatro níveis principais de isolamento, cada um oferecendo um equilíbrio diferente entre performance e proteção contra esses problemas. Para garantir esses níveis de isolamento, utilizamos os </text:span><text:span text:style-name="Strong_20_Emphasis"><text:span text:style-name="T9">locks</text:span></text:span><text:span text:style-name="T1">. Existem dois tipos de locks, o </text:span><text:span text:style-name="Emphasis"><text:span text:style-name="T9">otimista </text:span></text:span><text:span text:style-name="T1">e o </text:span><text:span text:style-name="Emphasis"><text:span text:style-name="T9">pessimista</text:span></text:span><text:span text:style-name="T1">.</text:span></text:p>
      <text:p text:style-name="P13">A principal diferença entre os dois está no que acontece por baixo dos panos:</text:p>
      <text:list xml:id="list541919915" text:style-name="L4">
        <text:list-item>
          <text:p text:style-name="P18"><text:span text:style-name="Strong_20_Emphasis"><text:span text:style-name="T18">Lock Pessimista</text:span></text:span><text:span text:style-name="T17">:</text:span><text:span text:style-name="T1"> bloqueia os dados para que ninguém mais possa alterá-los até que a transação atual seja concluída. É como segurar um livro em uma biblioteca e dizer "ninguém mais pode ler isso até que eu termine".</text:span></text:p>
        </text:list-item>
        <text:list-item>
          <text:p text:style-name="P19"><text:span text:style-name="Strong_20_Emphasis"><text:span text:style-name="T18">Lock Otimista</text:span></text:span><text:span text:style-name="T17">:</text:span><text:span text:style-name="T1"> permite que outras transações vejam os dados, mas antes de finalizar a transação, o sistema verifica se ninguém mais fez alterações nesse meio tempo. É como se você marcasse a página do livro e, antes de terminar de ler, verificasse se ninguém virou a página enquanto você não estava olhando.</text:span></text:p>
        </text:list-item>
      </text:list>
      <text:p text:style-name="P14"><text:span text:style-name="T1">Vimos como configurar um lock otimista com a JPA, utilizando a anotação</text:span><text:span text:style-name="T2"> </text:span><text:span text:style-name="Source_20_Text"><text:span text:style-name="T16">@Version</text:span></text:span><text:span text:style-name="T2">. Mas como configurar um lock pessimista?</text:span></text:p>
      <text:p text:style-name="P14"><text:span text:style-name="T2">Precisamos, além do atributo anotado com </text:span><text:span text:style-name="Source_20_Text"><text:span text:style-name="T4">@Version</text:span></text:span><text:span text:style-name="T2">, de uma outra anotação. Utilizamos no </text:span><text:span text:style-name="T15">Repository</text:span><text:span text:style-name="T2">, no método específico que </text:span><text:soft-page-break/><text:span text:style-name="T2">queremos bloquear, a anotação </text:span><text:span text:style-name="Source_20_Text"><text:span text:style-name="T16">@Lock</text:span></text:span><text:span text:style-name="T2">, passando como parâmetro o tipo de lock que queremos utilizar:</text:span></text:p>
      <text:p text:style-name="P8"/>
      <text:p text:style-name="P6"><text:span text:style-name="T57">interface </text:span><text:span text:style-name="T54">LivroRepository </text:span><text:span text:style-name="T56">extends </text:span><text:span text:style-name="T58">Repository&lt;Livro, </text:span><text:span text:style-name="T54">Long</text:span><text:span text:style-name="T58">&gt; {</text:span><text:line-break/><text:line-break/><text:span text:style-name="T58"> <text:s text:c="3"/></text:span><text:span text:style-name="T69">@Lock</text:span><text:span text:style-name="T58">(LockModeType.PESSIMISTIC_WRITE)</text:span><text:line-break/><text:span text:style-name="T58"> <text:s text:c="3"/></text:span><text:span text:style-name="T54">List</text:span><text:span text:style-name="T58">&lt;Livro&gt; </text:span><text:span text:style-name="T59">findByAutor</text:span><text:span text:style-name="T58">(</text:span><text:span text:style-name="T54">String autor</text:span><text:span text:style-name="T58">);</text:span><text:line-break/><text:span text:style-name="T58">}</text:span></text:p>
      <text:p text:style-name="P8"/>
      <text:p text:style-name="P22"><text:span text:style-name="T50"><text:line-break/></text:span><text:span text:style-name="Strong_20_Emphasis"><text:span text:style-name="T2">Neste exemplo, estamos buscando um </text:span></text:span><text:span text:style-name="Source_20_Text"><text:span text:style-name="T4">Livro</text:span></text:span><text:span text:style-name="Strong_20_Emphasis"><text:span text:style-name="T2"> pelo seu autor e aplicando um lock pessimista com </text:span></text:span><text:span text:style-name="Source_20_Text"><text:span text:style-name="T4">PESSIMISTIC_WRITE</text:span></text:span><text:span text:style-name="Strong_20_Emphasis"><text:span text:style-name="T2">. Isso significa que, enquanto estivermos alterando o livro, ninguém mais pode alterá-lo.</text:span></text:span></text:p>
      <text:p text:style-name="P9">Repare que a anotação foi aplicada a um novo método que criamos no repository. Porém, caso quiséssemos usar um lock em um método que já existe com o repository, poderíamos apenas sobrescrevê-lo, e a JPA trataria o caso para nós.</text:p>
      <text:p text:style-name="P14"><text:span text:style-name="T2">Além do </text:span><text:span text:style-name="Source_20_Text"><text:span text:style-name="T4">PESSIMISTIC_WRITE</text:span></text:span><text:span text:style-name="T2">, existem outros tipos de locks (otimistas e pessimistas) que podemos usar com o </text:span><text:span text:style-name="Source_20_Text"><text:span text:style-name="T4">LockModeType</text:span></text:span><text:span text:style-name="T2">:</text:span></text:p>
      <text:p text:style-name="P14"><text:span text:style-name="T2"/></text:p>
      <text:list xml:id="list377216778" text:style-name="L5">
        <text:list-item>
          <text:p text:style-name="P20"><text:span text:style-name="Source_20_Text"><text:span text:style-name="T16">OPTIMISTIC</text:span></text:span><text:span text:style-name="T15">:</text:span><text:span text:style-name="T2"> esse tipo de lock é obtido ao usar o </text:span><text:span text:style-name="Source_20_Text"><text:span text:style-name="T4">@Version</text:span></text:span><text:span text:style-name="T2">, automaticamente, conforme utilizamos em vídeo. Ele confere se uma entidade foi ou não atualizada através da versão. Se utilizarmos o </text:span><text:span text:style-name="Source_20_Text"><text:span text:style-name="T4">READ</text:span></text:span><text:span text:style-name="T2">, teremos o mesmo resultado.</text:span></text:p>
          <text:p text:style-name="P20"><text:span text:style-name="T2"/></text:p>
        </text:list-item>
        <text:list-item>
          <text:p text:style-name="P20"><text:span text:style-name="Source_20_Text"><text:span text:style-name="T16">OPTIMISTIC_FORCE_INCREMENT</text:span></text:span><text:span text:style-name="T15">:</text:span><text:span text:style-name="T2"> tem um mecanismo muito parecido com o anterior, mas toda vez que um objeto é acessado (não necessariamente alterado), a versão é modificada. Se utilizarmos o </text:span><text:span text:style-name="Source_20_Text"><text:span text:style-name="T4">WRITE</text:span></text:span><text:span text:style-name="T2">, teremos o mesmo resultado.</text:span></text:p>
          <text:p text:style-name="P20"><text:span text:style-name="T2"/></text:p>
        </text:list-item>
        <text:list-item>
          <text:p text:style-name="P20"><text:span text:style-name="Source_20_Text"><text:span text:style-name="T16">PESSIMISTIC_READ</text:span></text:span><text:span text:style-name="T15">:</text:span><text:span text:style-name="T2"> é um lock pessimista. Com ele, podemos ler dados ao mesmo tempo, mas não é possível escrever dados. Como leitura, entenda uma busca, um SELECT executado no banco de dados, como quando utilizamos algum find.</text:span></text:p>
          <text:p text:style-name="P20"><text:span text:style-name="T2"/></text:p>
        </text:list-item>
        <text:list-item>
          <text:p text:style-name="P20"><text:span text:style-name="Source_20_Text"><text:span text:style-name="T16">PESSIMISTIC_WRITE</text:span></text:span><text:span text:style-name="T15">:</text:span><text:span text:style-name="T2"> também é um lock pessimista. Ele impede leituras e escritas concorrentes, garantindo que apenas uma transação por vez possa acessar os dados. Aqui, não podemos nem buscar um dado (leitura), nem escrever (adicionar ou atualizar </text:span><text:soft-page-break/><text:span text:style-name="T2">registros. Para os locks PESSIMISTIC WRITE e READ, não precisamos do atributo </text:span><text:span text:style-name="Source_20_Text"><text:span text:style-name="T4">@Version</text:span></text:span><text:span text:style-name="T2">.</text:span></text:p>
          <text:p text:style-name="P20"><text:span text:style-name="T2"/></text:p>
        </text:list-item>
        <text:list-item>
          <text:p text:style-name="P21"><text:span text:style-name="Source_20_Text"><text:span text:style-name="T16">PESSIMISTIC_FORCE_INCREMENT</text:span></text:span><text:span text:style-name="T15">:</text:span><text:span text:style-name="T2"> último tipo de lock pessimista. Muito parecido com o anterior. Porém aqui, em qualquer movimentação, ele incrementa a versão, como no </text:span><text:span text:style-name="Source_20_Text"><text:span text:style-name="T4">OPTIMISTIC_FORCE_INCREMENT</text:span></text:span><text:span text:style-name="T2">.</text:span></text:p>
        </text:list-item>
      </text:list>
      <text:p text:style-name="P14"><text:span text:style-name="T2">Caso queira entender melhor os locks recomendo a leitura do artigo no link: </text:span><text:a xlink:type="simple" xlink:href="https://www.baeldung.com/java-jpa-transaction-locks" office:target-frame-name="_blank" xlink:show="new" text:style-name="Internet_20_link" text:visited-style-name="Visited_20_Internet_20_Link"><text:span text:style-name="T37">Enabling Transaction Locks in Spring Data JPA</text:span></text:a><text:span text:style-name="T41">.</text:span><text:span text:style-name="T2"> Lá, será possível entender mais sobre locks, além de ver como configurar transações com locks, que é a parte encapsulada pelo Spring Data JPA.</text:span></text:p>
      <text:p text:style-name="P8"/>
      <text:list xml:id="list2988185924" text:style-name="L7">
        <text:list-item>
          <text:p text:style-name="P12">Ao executarmos a atualização com o LockType.OPTIMISTIC, obtemos um incremento na versão, assim como ao apenas utilizar o @Version.</text:p>
        </text:list-item>
        <text:list-item>
          <text:p text:style-name="P10">Ao executarmos a busca com o lock OPTIMISTIC, a versão não é incrementada.</text:p>
          <text:p text:style-name="P10"/>
        </text:list-item>
        <text:list-item>
          <text:p text:style-name="P10">Com o OPTIMISTIC_FORCE_INCREMENT, tanto na atualização quanto na busca do livro, a versão é incrementada.</text:p>
          <text:p text:style-name="P10"/>
        </text:list-item>
        <text:list-item>
          <text:p text:style-name="P15"><text:span text:style-name="T8">Estamos forçando um incremento. então a leitura também escreve no banco de dados, pois ela precisa incrementar a versão. Dessa forma, se o método não é anotado com </text:span><text:span text:style-name="Source_20_Text"><text:span text:style-name="T5">Transactional</text:span></text:span><text:span text:style-name="T8">, recebemos uma exceção.</text:span></text:p>
          <text:p text:style-name="P15"><text:span text:style-name="T8"/></text:p>
        </text:list-item>
        <text:list-item>
          <text:p text:style-name="P10">O Lock READ realmente funciona como o OPTIMISTIC e o WRITE funciona como o OPTIMISTIC_FORCE_INCREMENT.</text:p>
          <text:p text:style-name="P10"/>
        </text:list-item>
        <text:list-item>
          <text:p text:style-name="P15"><text:span text:style-name="T8">O PESSIMISTIC_READ permite que leituras (buscas no banco de dados) sejam executadas paralelamente, mas escritas (atualização do título) não podem ser feitas simultaneamente. Ao tentar atualizar o registro ao mesmo tempo, obtemos a exceção: </text:span><text:span text:style-name="Source_20_Text"><text:span text:style-name="T5">MySQLTransactionRollbackException</text:span></text:span><text:span text:style-name="T8">.</text:span></text:p>
          <text:p text:style-name="P15"><text:span text:style-name="T8"/></text:p>
        </text:list-item>
        <text:list-item>
          <text:p text:style-name="P10">Nenhuma exceção foi lançada. Isso porque, como usamos o @Transactional, ele começa a transação e bloqueia o banco de dados, esperando que ela finalize. Só depois que a operação termina, que outra requisição pode acessar o banco.</text:p>
          <text:p text:style-name="P10"><text:soft-page-break/></text:p>
        </text:list-item>
        <text:list-item>
          <text:p text:style-name="P11">No incremento da versão, eles são muito parecidos. O que muda é a forma de bloqueio: um é otimista e usa a parte da versão, e outro é pessimista e bloqueia recursos.</text:p>
        </text:list-item>
      </text:list>
      <text:p text:style-name="P8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08:21:40.221465853</meta:creation-date>
    <dc:date>2025-04-03T10:33:43.638486416</dc:date>
    <meta:editing-duration>PT2H1M5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1" meta:paragraph-count="98" meta:word-count="2616" meta:character-count="16557" meta:non-whitespace-character-count="13810"/>
  </office:meta>
</office:document-meta>
</file>